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a41</text:p>
          </table:table-cell>
          <table:table-cell office:value-type="string" calcext:value-type="string">
            <text:p>ta42</text:p>
          </table:table-cell>
          <table:table-cell office:value-type="string" calcext:value-type="string">
            <text:p>ta43</text:p>
          </table:table-cell>
          <table:table-cell office:value-type="string" calcext:value-type="string">
            <text:p>ta44</text:p>
          </table:table-cell>
          <table:table-cell office:value-type="string" calcext:value-type="string">
            <text:p>ta45</text:p>
          </table:table-cell>
          <table:table-cell office:value-type="string" calcext:value-type="string">
            <text:p>ta46</text:p>
          </table:table-cell>
          <table:table-cell office:value-type="string" calcext:value-type="string">
            <text:p>ta47</text:p>
          </table:table-cell>
          <table:table-cell office:value-type="string" calcext:value-type="string">
            <text:p>ta48</text:p>
          </table:table-cell>
          <table:table-cell office:value-type="string" calcext:value-type="string">
            <text:p>ta49</text:p>
          </table:table-cell>
          <table:table-cell office:value-type="string" calcext:value-type="string">
            <text:p>ta50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533" calcext:value-type="float">
            <text:p>2533</text:p>
          </table:table-cell>
          <table:table-cell office:value-type="float" office:value="2643" calcext:value-type="float">
            <text:p>2643</text:p>
          </table:table-cell>
          <table:table-cell office:value-type="float" office:value="2664" calcext:value-type="float">
            <text:p>2664</text:p>
          </table:table-cell>
          <table:table-cell office:value-type="float" office:value="2529" calcext:value-type="float">
            <text:p>2529</text:p>
          </table:table-cell>
          <table:table-cell office:value-type="float" office:value="2352" calcext:value-type="float">
            <text:p>2352</text:p>
          </table:table-cell>
          <table:table-cell office:value-type="float" office:value="2501" calcext:value-type="float">
            <text:p>2501</text:p>
          </table:table-cell>
          <table:table-cell office:value-type="float" office:value="2502" calcext:value-type="float">
            <text:p>2502</text:p>
          </table:table-cell>
          <table:table-cell office:value-type="float" office:value="2341" calcext:value-type="float">
            <text:p>2341</text:p>
          </table:table-cell>
          <table:table-cell table:formula="of:=SUM([.B2:.K2])" office:value-type="float" office:value="25111" calcext:value-type="float">
            <text:p>25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500" calcext:value-type="float">
            <text:p>2500</text:p>
          </table:table-cell>
          <table:table-cell office:value-type="float" office:value="2643" calcext:value-type="float">
            <text:p>2643</text:p>
          </table:table-cell>
          <table:table-cell office:value-type="float" office:value="2599" calcext:value-type="float">
            <text:p>2599</text:p>
          </table:table-cell>
          <table:table-cell office:value-type="float" office:value="2503" calcext:value-type="float">
            <text:p>2503</text:p>
          </table:table-cell>
          <table:table-cell office:value-type="float" office:value="2352" calcext:value-type="float">
            <text:p>2352</text:p>
          </table:table-cell>
          <table:table-cell office:value-type="float" office:value="2439" calcext:value-type="float">
            <text:p>2439</text:p>
          </table:table-cell>
          <table:table-cell office:value-type="float" office:value="2457" calcext:value-type="float">
            <text:p>2457</text:p>
          </table:table-cell>
          <table:table-cell office:value-type="float" office:value="2305" calcext:value-type="float">
            <text:p>2305</text:p>
          </table:table-cell>
          <table:table-cell table:formula="of:=SUM([.B3:.K3])" office:value-type="float" office:value="24844" calcext:value-type="float">
            <text:p>24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441" calcext:value-type="float">
            <text:p>2441</text:p>
          </table:table-cell>
          <table:table-cell office:value-type="float" office:value="2503" calcext:value-type="float">
            <text:p>2503</text:p>
          </table:table-cell>
          <table:table-cell office:value-type="float" office:value="2569" calcext:value-type="float">
            <text:p>2569</text:p>
          </table:table-cell>
          <table:table-cell office:value-type="float" office:value="2446" calcext:value-type="float">
            <text:p>2446</text:p>
          </table:table-cell>
          <table:table-cell office:value-type="float" office:value="2352" calcext:value-type="float">
            <text:p>2352</text:p>
          </table:table-cell>
          <table:table-cell office:value-type="float" office:value="2439" calcext:value-type="float">
            <text:p>2439</text:p>
          </table:table-cell>
          <table:table-cell office:value-type="float" office:value="2423" calcext:value-type="float">
            <text:p>2423</text:p>
          </table:table-cell>
          <table:table-cell office:value-type="float" office:value="2305" calcext:value-type="float">
            <text:p>2305</text:p>
          </table:table-cell>
          <table:table-cell table:formula="of:=SUM([.B4:.K4])" office:value-type="float" office:value="24524" calcext:value-type="float">
            <text:p>24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441" calcext:value-type="float">
            <text:p>2441</text:p>
          </table:table-cell>
          <table:table-cell office:value-type="float" office:value="2503" calcext:value-type="float">
            <text:p>2503</text:p>
          </table:table-cell>
          <table:table-cell office:value-type="float" office:value="2465" calcext:value-type="float">
            <text:p>2465</text:p>
          </table:table-cell>
          <table:table-cell office:value-type="float" office:value="2446" calcext:value-type="float">
            <text:p>2446</text:p>
          </table:table-cell>
          <table:table-cell office:value-type="float" office:value="2296" calcext:value-type="float">
            <text:p>2296</text:p>
          </table:table-cell>
          <table:table-cell office:value-type="float" office:value="2439" calcext:value-type="float">
            <text:p>2439</text:p>
          </table:table-cell>
          <table:table-cell office:value-type="float" office:value="2393" calcext:value-type="float">
            <text:p>2393</text:p>
          </table:table-cell>
          <table:table-cell office:value-type="float" office:value="2300" calcext:value-type="float">
            <text:p>2300</text:p>
          </table:table-cell>
          <table:table-cell table:formula="of:=SUM([.B5:.K5])" office:value-type="float" office:value="24329" calcext:value-type="float">
            <text:p>24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5" calcext:value-type="float">
            <text:p>2515</text:p>
          </table:table-cell>
          <table:table-cell office:value-type="float" office:value="2508" calcext:value-type="float">
            <text:p>2508</text:p>
          </table:table-cell>
          <table:table-cell office:value-type="float" office:value="2420" calcext:value-type="float">
            <text:p>2420</text:p>
          </table:table-cell>
          <table:table-cell office:value-type="float" office:value="2503" calcext:value-type="float">
            <text:p>2503</text:p>
          </table:table-cell>
          <table:table-cell office:value-type="float" office:value="2465" calcext:value-type="float">
            <text:p>2465</text:p>
          </table:table-cell>
          <table:table-cell office:value-type="float" office:value="2446" calcext:value-type="float">
            <text:p>2446</text:p>
          </table:table-cell>
          <table:table-cell office:value-type="float" office:value="2296" calcext:value-type="float">
            <text:p>2296</text:p>
          </table:table-cell>
          <table:table-cell office:value-type="float" office:value="2439" calcext:value-type="float">
            <text:p>2439</text:p>
          </table:table-cell>
          <table:table-cell office:value-type="float" office:value="2393" calcext:value-type="float">
            <text:p>2393</text:p>
          </table:table-cell>
          <table:table-cell office:value-type="float" office:value="2286" calcext:value-type="float">
            <text:p>2286</text:p>
          </table:table-cell>
          <table:table-cell table:formula="of:=SUM([.B6:.K6])" office:value-type="float" office:value="24271" calcext:value-type="float">
            <text:p>24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15" calcext:value-type="float">
            <text:p>2515</text:p>
          </table:table-cell>
          <table:table-cell office:value-type="float" office:value="2441" calcext:value-type="float">
            <text:p>2441</text:p>
          </table:table-cell>
          <table:table-cell office:value-type="float" office:value="2420" calcext:value-type="float">
            <text:p>2420</text:p>
          </table:table-cell>
          <table:table-cell office:value-type="float" office:value="2503" calcext:value-type="float">
            <text:p>2503</text:p>
          </table:table-cell>
          <table:table-cell office:value-type="float" office:value="2434" calcext:value-type="float">
            <text:p>2434</text:p>
          </table:table-cell>
          <table:table-cell office:value-type="float" office:value="2446" calcext:value-type="float">
            <text:p>2446</text:p>
          </table:table-cell>
          <table:table-cell office:value-type="float" office:value="2296" calcext:value-type="float">
            <text:p>2296</text:p>
          </table:table-cell>
          <table:table-cell office:value-type="float" office:value="2437" calcext:value-type="float">
            <text:p>2437</text:p>
          </table:table-cell>
          <table:table-cell office:value-type="float" office:value="2336" calcext:value-type="float">
            <text:p>2336</text:p>
          </table:table-cell>
          <table:table-cell office:value-type="float" office:value="2282" calcext:value-type="float">
            <text:p>2282</text:p>
          </table:table-cell>
          <table:table-cell table:formula="of:=SUM([.B7:.K7])" office:value-type="float" office:value="24110" calcext:value-type="float">
            <text:p>24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90" calcext:value-type="float">
            <text:p>2390</text:p>
          </table:table-cell>
          <table:table-cell office:value-type="float" office:value="2503" calcext:value-type="float">
            <text:p>2503</text:p>
          </table:table-cell>
          <table:table-cell office:value-type="float" office:value="2434" calcext:value-type="float">
            <text:p>2434</text:p>
          </table:table-cell>
          <table:table-cell office:value-type="float" office:value="2426" calcext:value-type="float">
            <text:p>2426</text:p>
          </table:table-cell>
          <table:table-cell office:value-type="float" office:value="2296" calcext:value-type="float">
            <text:p>2296</text:p>
          </table:table-cell>
          <table:table-cell office:value-type="float" office:value="2437" calcext:value-type="float">
            <text:p>2437</text:p>
          </table:table-cell>
          <table:table-cell office:value-type="float" office:value="2336" calcext:value-type="float">
            <text:p>2336</text:p>
          </table:table-cell>
          <table:table-cell office:value-type="float" office:value="2282" calcext:value-type="float">
            <text:p>2282</text:p>
          </table:table-cell>
          <table:table-cell table:formula="of:=SUM([.B8:.K8])" office:value-type="float" office:value="24057" calcext:value-type="float">
            <text:p>24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73" calcext:value-type="float">
            <text:p>2373</text:p>
          </table:table-cell>
          <table:table-cell office:value-type="float" office:value="2503" calcext:value-type="float">
            <text:p>2503</text:p>
          </table:table-cell>
          <table:table-cell office:value-type="float" office:value="2434" calcext:value-type="float">
            <text:p>2434</text:p>
          </table:table-cell>
          <table:table-cell office:value-type="float" office:value="2426" calcext:value-type="float">
            <text:p>2426</text:p>
          </table:table-cell>
          <table:table-cell office:value-type="float" office:value="2296" calcext:value-type="float">
            <text:p>2296</text:p>
          </table:table-cell>
          <table:table-cell office:value-type="float" office:value="2437" calcext:value-type="float">
            <text:p>2437</text:p>
          </table:table-cell>
          <table:table-cell office:value-type="float" office:value="2336" calcext:value-type="float">
            <text:p>2336</text:p>
          </table:table-cell>
          <table:table-cell office:value-type="float" office:value="2282" calcext:value-type="float">
            <text:p>2282</text:p>
          </table:table-cell>
          <table:table-cell table:formula="of:=SUM([.B9:.K9])" office:value-type="float" office:value="24040" calcext:value-type="float">
            <text:p>240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503" calcext:value-type="float">
            <text:p>2503</text:p>
          </table:table-cell>
          <table:table-cell office:value-type="float" office:value="2434" calcext:value-type="float">
            <text:p>2434</text:p>
          </table:table-cell>
          <table:table-cell office:value-type="float" office:value="2426" calcext:value-type="float">
            <text:p>2426</text:p>
          </table:table-cell>
          <table:table-cell office:value-type="float" office:value="2278" calcext:value-type="float">
            <text:p>2278</text:p>
          </table:table-cell>
          <table:table-cell office:value-type="float" office:value="2437" calcext:value-type="float">
            <text:p>2437</text:p>
          </table:table-cell>
          <table:table-cell office:value-type="float" office:value="2336" calcext:value-type="float">
            <text:p>2336</text:p>
          </table:table-cell>
          <table:table-cell office:value-type="float" office:value="2282" calcext:value-type="float">
            <text:p>2282</text:p>
          </table:table-cell>
          <table:table-cell table:formula="of:=SUM([.B10:.K10])" office:value-type="float" office:value="24004" calcext:value-type="float">
            <text:p>24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480" calcext:value-type="float">
            <text:p>2480</text:p>
          </table:table-cell>
          <table:table-cell office:value-type="float" office:value="2434" calcext:value-type="float">
            <text:p>2434</text:p>
          </table:table-cell>
          <table:table-cell office:value-type="float" office:value="2426" calcext:value-type="float">
            <text:p>2426</text:p>
          </table:table-cell>
          <table:table-cell office:value-type="float" office:value="2278" calcext:value-type="float">
            <text:p>2278</text:p>
          </table:table-cell>
          <table:table-cell office:value-type="float" office:value="2437" calcext:value-type="float">
            <text:p>2437</text:p>
          </table:table-cell>
          <table:table-cell office:value-type="float" office:value="2336" calcext:value-type="float">
            <text:p>2336</text:p>
          </table:table-cell>
          <table:table-cell office:value-type="float" office:value="2282" calcext:value-type="float">
            <text:p>2282</text:p>
          </table:table-cell>
          <table:table-cell table:formula="of:=SUM([.B11:.K11])" office:value-type="float" office:value="23981" calcext:value-type="float">
            <text:p>23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480" calcext:value-type="float">
            <text:p>2480</text:p>
          </table:table-cell>
          <table:table-cell office:value-type="float" office:value="2433" calcext:value-type="float">
            <text:p>2433</text:p>
          </table:table-cell>
          <table:table-cell office:value-type="float" office:value="2426" calcext:value-type="float">
            <text:p>2426</text:p>
          </table:table-cell>
          <table:table-cell office:value-type="float" office:value="2278" calcext:value-type="float">
            <text:p>2278</text:p>
          </table:table-cell>
          <table:table-cell office:value-type="float" office:value="2426" calcext:value-type="float">
            <text:p>2426</text:p>
          </table:table-cell>
          <table:table-cell office:value-type="float" office:value="2336" calcext:value-type="float">
            <text:p>2336</text:p>
          </table:table-cell>
          <table:table-cell office:value-type="float" office:value="2226" calcext:value-type="float">
            <text:p>2226</text:p>
          </table:table-cell>
          <table:table-cell table:formula="of:=SUM([.B12:.K12])" office:value-type="float" office:value="23913" calcext:value-type="float">
            <text:p>239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458" calcext:value-type="float">
            <text:p>2458</text:p>
          </table:table-cell>
          <table:table-cell office:value-type="float" office:value="2433" calcext:value-type="float">
            <text:p>2433</text:p>
          </table:table-cell>
          <table:table-cell office:value-type="float" office:value="2426" calcext:value-type="float">
            <text:p>2426</text:p>
          </table:table-cell>
          <table:table-cell office:value-type="float" office:value="2278" calcext:value-type="float">
            <text:p>2278</text:p>
          </table:table-cell>
          <table:table-cell office:value-type="float" office:value="2420" calcext:value-type="float">
            <text:p>2420</text:p>
          </table:table-cell>
          <table:table-cell office:value-type="float" office:value="2336" calcext:value-type="float">
            <text:p>2336</text:p>
          </table:table-cell>
          <table:table-cell office:value-type="float" office:value="2226" calcext:value-type="float">
            <text:p>2226</text:p>
          </table:table-cell>
          <table:table-cell table:formula="of:=SUM([.B13:.K13])" office:value-type="float" office:value="23837" calcext:value-type="float">
            <text:p>238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458" calcext:value-type="float">
            <text:p>2458</text:p>
          </table:table-cell>
          <table:table-cell office:value-type="float" office:value="2433" calcext:value-type="float">
            <text:p>2433</text:p>
          </table:table-cell>
          <table:table-cell office:value-type="float" office:value="2426" calcext:value-type="float">
            <text:p>2426</text:p>
          </table:table-cell>
          <table:table-cell office:value-type="float" office:value="2261" calcext:value-type="float">
            <text:p>2261</text:p>
          </table:table-cell>
          <table:table-cell office:value-type="float" office:value="2420" calcext:value-type="float">
            <text:p>2420</text:p>
          </table:table-cell>
          <table:table-cell office:value-type="float" office:value="2333" calcext:value-type="float">
            <text:p>2333</text:p>
          </table:table-cell>
          <table:table-cell office:value-type="float" office:value="2226" calcext:value-type="float">
            <text:p>2226</text:p>
          </table:table-cell>
          <table:table-cell table:formula="of:=SUM([.B14:.K14])" office:value-type="float" office:value="23817" calcext:value-type="float">
            <text:p>23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401" calcext:value-type="float">
            <text:p>2401</text:p>
          </table:table-cell>
          <table:table-cell office:value-type="float" office:value="2411" calcext:value-type="float">
            <text:p>2411</text:p>
          </table:table-cell>
          <table:table-cell office:value-type="float" office:value="2426" calcext:value-type="float">
            <text:p>2426</text:p>
          </table:table-cell>
          <table:table-cell office:value-type="float" office:value="2261" calcext:value-type="float">
            <text:p>2261</text:p>
          </table:table-cell>
          <table:table-cell office:value-type="float" office:value="2343" calcext:value-type="float">
            <text:p>2343</text:p>
          </table:table-cell>
          <table:table-cell office:value-type="float" office:value="2333" calcext:value-type="float">
            <text:p>2333</text:p>
          </table:table-cell>
          <table:table-cell office:value-type="float" office:value="2226" calcext:value-type="float">
            <text:p>2226</text:p>
          </table:table-cell>
          <table:table-cell table:formula="of:=SUM([.B15:.K15])" office:value-type="float" office:value="23661" calcext:value-type="float">
            <text:p>236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401" calcext:value-type="float">
            <text:p>2401</text:p>
          </table:table-cell>
          <table:table-cell office:value-type="float" office:value="2411" calcext:value-type="float">
            <text:p>2411</text:p>
          </table:table-cell>
          <table:table-cell office:value-type="float" office:value="2426" calcext:value-type="float">
            <text:p>2426</text:p>
          </table:table-cell>
          <table:table-cell office:value-type="float" office:value="2261" calcext:value-type="float">
            <text:p>2261</text:p>
          </table:table-cell>
          <table:table-cell office:value-type="float" office:value="2343" calcext:value-type="float">
            <text:p>2343</text:p>
          </table:table-cell>
          <table:table-cell office:value-type="float" office:value="2333" calcext:value-type="float">
            <text:p>2333</text:p>
          </table:table-cell>
          <table:table-cell office:value-type="float" office:value="2226" calcext:value-type="float">
            <text:p>2226</text:p>
          </table:table-cell>
          <table:table-cell table:formula="of:=SUM([.B16:.K16])" office:value-type="float" office:value="23620" calcext:value-type="float">
            <text:p>236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401" calcext:value-type="float">
            <text:p>2401</text:p>
          </table:table-cell>
          <table:table-cell office:value-type="float" office:value="2411" calcext:value-type="float">
            <text:p>2411</text:p>
          </table:table-cell>
          <table:table-cell office:value-type="float" office:value="2426" calcext:value-type="float">
            <text:p>2426</text:p>
          </table:table-cell>
          <table:table-cell office:value-type="float" office:value="2261" calcext:value-type="float">
            <text:p>2261</text:p>
          </table:table-cell>
          <table:table-cell office:value-type="float" office:value="2343" calcext:value-type="float">
            <text:p>2343</text:p>
          </table:table-cell>
          <table:table-cell office:value-type="float" office:value="2333" calcext:value-type="float">
            <text:p>2333</text:p>
          </table:table-cell>
          <table:table-cell office:value-type="float" office:value="2226" calcext:value-type="float">
            <text:p>2226</text:p>
          </table:table-cell>
          <table:table-cell table:formula="of:=SUM([.B17:.K17])" office:value-type="float" office:value="23620" calcext:value-type="float">
            <text:p>236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office:value-type="float" office:value="2401" calcext:value-type="float">
            <text:p>2401</text:p>
          </table:table-cell>
          <table:table-cell office:value-type="float" office:value="2411" calcext:value-type="float">
            <text:p>2411</text:p>
          </table:table-cell>
          <table:table-cell office:value-type="float" office:value="2409" calcext:value-type="float">
            <text:p>2409</text:p>
          </table:table-cell>
          <table:table-cell office:value-type="float" office:value="2261" calcext:value-type="float">
            <text:p>2261</text:p>
          </table:table-cell>
          <table:table-cell office:value-type="float" office:value="2343" calcext:value-type="float">
            <text:p>2343</text:p>
          </table:table-cell>
          <table:table-cell office:value-type="float" office:value="2333" calcext:value-type="float">
            <text:p>2333</text:p>
          </table:table-cell>
          <table:table-cell office:value-type="float" office:value="2226" calcext:value-type="float">
            <text:p>2226</text:p>
          </table:table-cell>
          <table:table-cell table:formula="of:=SUM([.B18:.K18])" office:value-type="float" office:value="23603" calcext:value-type="float">
            <text:p>236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22" calcext:value-type="float">
            <text:p>2322</text:p>
          </table:table-cell>
          <table:table-cell office:value-type="float" office:value="2401" calcext:value-type="float">
            <text:p>2401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51" calcext:value-type="float">
            <text:p>2251</text:p>
          </table:table-cell>
          <table:table-cell office:value-type="float" office:value="2343" calcext:value-type="float">
            <text:p>2343</text:p>
          </table:table-cell>
          <table:table-cell office:value-type="float" office:value="2330" calcext:value-type="float">
            <text:p>2330</text:p>
          </table:table-cell>
          <table:table-cell office:value-type="float" office:value="2226" calcext:value-type="float">
            <text:p>2226</text:p>
          </table:table-cell>
          <table:table-cell table:formula="of:=SUM([.B19:.K19])" office:value-type="float" office:value="23529" calcext:value-type="float">
            <text:p>235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office:value-type="float" office:value="2401" calcext:value-type="float">
            <text:p>2401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51" calcext:value-type="float">
            <text:p>2251</text:p>
          </table:table-cell>
          <table:table-cell office:value-type="float" office:value="2343" calcext:value-type="float">
            <text:p>2343</text:p>
          </table:table-cell>
          <table:table-cell office:value-type="float" office:value="2330" calcext:value-type="float">
            <text:p>2330</text:p>
          </table:table-cell>
          <table:table-cell office:value-type="float" office:value="2226" calcext:value-type="float">
            <text:p>2226</text:p>
          </table:table-cell>
          <table:table-cell table:formula="of:=SUM([.B20:.K20])" office:value-type="float" office:value="23521" calcext:value-type="float">
            <text:p>23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office:value-type="float" office:value="2401" calcext:value-type="float">
            <text:p>2401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51" calcext:value-type="float">
            <text:p>2251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26" calcext:value-type="float">
            <text:p>2226</text:p>
          </table:table-cell>
          <table:table-cell table:formula="of:=SUM([.B21:.K21])" office:value-type="float" office:value="23493" calcext:value-type="float">
            <text:p>234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office:value-type="float" office:value="2401" calcext:value-type="float">
            <text:p>2401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51" calcext:value-type="float">
            <text:p>2251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26" calcext:value-type="float">
            <text:p>2226</text:p>
          </table:table-cell>
          <table:table-cell table:formula="of:=SUM([.B22:.K22])" office:value-type="float" office:value="23493" calcext:value-type="float">
            <text:p>234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office:value-type="float" office:value="2401" calcext:value-type="float">
            <text:p>2401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6" calcext:value-type="float">
            <text:p>2216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26" calcext:value-type="float">
            <text:p>2226</text:p>
          </table:table-cell>
          <table:table-cell table:formula="of:=SUM([.B23:.K23])" office:value-type="float" office:value="23458" calcext:value-type="float">
            <text:p>234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office:value-type="float" office:value="2401" calcext:value-type="float">
            <text:p>2401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6" calcext:value-type="float">
            <text:p>2216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26" calcext:value-type="float">
            <text:p>2226</text:p>
          </table:table-cell>
          <table:table-cell table:formula="of:=SUM([.B24:.K24])" office:value-type="float" office:value="23458" calcext:value-type="float">
            <text:p>23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23" calcext:value-type="float">
            <text:p>2423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6" calcext:value-type="float">
            <text:p>2216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26" calcext:value-type="float">
            <text:p>2226</text:p>
          </table:table-cell>
          <table:table-cell table:formula="of:=SUM([.B25:.K25])" office:value-type="float" office:value="23426" calcext:value-type="float">
            <text:p>234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20" calcext:value-type="float">
            <text:p>2420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6" calcext:value-type="float">
            <text:p>2216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26" calcext:value-type="float">
            <text:p>2226</text:p>
          </table:table-cell>
          <table:table-cell table:formula="of:=SUM([.B26:.K26])" office:value-type="float" office:value="23423" calcext:value-type="float">
            <text:p>234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6" calcext:value-type="float">
            <text:p>2216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17" calcext:value-type="float">
            <text:p>2217</text:p>
          </table:table-cell>
          <table:table-cell table:formula="of:=SUM([.B27:.K27])" office:value-type="float" office:value="23413" calcext:value-type="float">
            <text:p>234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0" calcext:value-type="float">
            <text:p>2210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17" calcext:value-type="float">
            <text:p>2217</text:p>
          </table:table-cell>
          <table:table-cell table:formula="of:=SUM([.B28:.K28])" office:value-type="float" office:value="23407" calcext:value-type="float">
            <text:p>234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0" calcext:value-type="float">
            <text:p>2210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17" calcext:value-type="float">
            <text:p>2217</text:p>
          </table:table-cell>
          <table:table-cell table:formula="of:=SUM([.B29:.K29])" office:value-type="float" office:value="23407" calcext:value-type="float">
            <text:p>234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0" calcext:value-type="float">
            <text:p>2210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17" calcext:value-type="float">
            <text:p>2217</text:p>
          </table:table-cell>
          <table:table-cell table:formula="of:=SUM([.B30:.K30])" office:value-type="float" office:value="23407" calcext:value-type="float">
            <text:p>234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10" calcext:value-type="float">
            <text:p>2210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217" calcext:value-type="float">
            <text:p>2217</text:p>
          </table:table-cell>
          <table:table-cell table:formula="of:=SUM([.B31:.K31])" office:value-type="float" office:value="23394" calcext:value-type="float">
            <text:p>233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209" calcext:value-type="float">
            <text:p>2209</text:p>
          </table:table-cell>
          <table:table-cell office:value-type="float" office:value="2343" calcext:value-type="float">
            <text:p>2343</text:p>
          </table:table-cell>
          <table:table-cell office:value-type="float" office:value="2302" calcext:value-type="float">
            <text:p>2302</text:p>
          </table:table-cell>
          <table:table-cell office:value-type="float" office:value="2190" calcext:value-type="float">
            <text:p>2190</text:p>
          </table:table-cell>
          <table:table-cell table:formula="of:=SUM([.B32:.K32])" office:value-type="float" office:value="23366" calcext:value-type="float">
            <text:p>23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92" calcext:value-type="float">
            <text:p>2392</text:p>
          </table:table-cell>
          <table:table-cell office:value-type="float" office:value="2409" calcext:value-type="float">
            <text:p>2409</text:p>
          </table:table-cell>
          <table:table-cell office:value-type="float" office:value="2195" calcext:value-type="float">
            <text:p>2195</text:p>
          </table:table-cell>
          <table:table-cell office:value-type="float" office:value="2343" calcext:value-type="float">
            <text:p>2343</text:p>
          </table:table-cell>
          <table:table-cell office:value-type="float" office:value="2300" calcext:value-type="float">
            <text:p>2300</text:p>
          </table:table-cell>
          <table:table-cell office:value-type="float" office:value="2190" calcext:value-type="float">
            <text:p>2190</text:p>
          </table:table-cell>
          <table:table-cell table:formula="of:=SUM([.B33:.K33])" office:value-type="float" office:value="23350" calcext:value-type="float">
            <text:p>233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94" calcext:value-type="float">
            <text:p>239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77" calcext:value-type="float">
            <text:p>2377</text:p>
          </table:table-cell>
          <table:table-cell office:value-type="float" office:value="2409" calcext:value-type="float">
            <text:p>2409</text:p>
          </table:table-cell>
          <table:table-cell office:value-type="float" office:value="2195" calcext:value-type="float">
            <text:p>2195</text:p>
          </table:table-cell>
          <table:table-cell office:value-type="float" office:value="2343" calcext:value-type="float">
            <text:p>2343</text:p>
          </table:table-cell>
          <table:table-cell office:value-type="float" office:value="2300" calcext:value-type="float">
            <text:p>2300</text:p>
          </table:table-cell>
          <table:table-cell office:value-type="float" office:value="2190" calcext:value-type="float">
            <text:p>2190</text:p>
          </table:table-cell>
          <table:table-cell table:formula="of:=SUM([.B34:.K34])" office:value-type="float" office:value="23310" calcext:value-type="float">
            <text:p>233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77" calcext:value-type="float">
            <text:p>2377</text:p>
          </table:table-cell>
          <table:table-cell office:value-type="float" office:value="2409" calcext:value-type="float">
            <text:p>2409</text:p>
          </table:table-cell>
          <table:table-cell office:value-type="float" office:value="2195" calcext:value-type="float">
            <text:p>2195</text:p>
          </table:table-cell>
          <table:table-cell office:value-type="float" office:value="2343" calcext:value-type="float">
            <text:p>2343</text:p>
          </table:table-cell>
          <table:table-cell office:value-type="float" office:value="2298" calcext:value-type="float">
            <text:p>2298</text:p>
          </table:table-cell>
          <table:table-cell office:value-type="float" office:value="2190" calcext:value-type="float">
            <text:p>2190</text:p>
          </table:table-cell>
          <table:table-cell table:formula="of:=SUM([.B35:.K35])" office:value-type="float" office:value="23299" calcext:value-type="float">
            <text:p>232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77" calcext:value-type="float">
            <text:p>2377</text:p>
          </table:table-cell>
          <table:table-cell office:value-type="float" office:value="2409" calcext:value-type="float">
            <text:p>2409</text:p>
          </table:table-cell>
          <table:table-cell office:value-type="float" office:value="2195" calcext:value-type="float">
            <text:p>2195</text:p>
          </table:table-cell>
          <table:table-cell office:value-type="float" office:value="2343" calcext:value-type="float">
            <text:p>2343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36:.K36])" office:value-type="float" office:value="23276" calcext:value-type="float">
            <text:p>232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77" calcext:value-type="float">
            <text:p>2377</text:p>
          </table:table-cell>
          <table:table-cell office:value-type="float" office:value="2409" calcext:value-type="float">
            <text:p>2409</text:p>
          </table:table-cell>
          <table:table-cell office:value-type="float" office:value="2195" calcext:value-type="float">
            <text:p>2195</text:p>
          </table:table-cell>
          <table:table-cell office:value-type="float" office:value="2343" calcext:value-type="float">
            <text:p>2343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37:.K37])" office:value-type="float" office:value="23276" calcext:value-type="float">
            <text:p>232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77" calcext:value-type="float">
            <text:p>2377</text:p>
          </table:table-cell>
          <table:table-cell office:value-type="float" office:value="2409" calcext:value-type="float">
            <text:p>2409</text:p>
          </table:table-cell>
          <table:table-cell office:value-type="float" office:value="2195" calcext:value-type="float">
            <text:p>2195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38:.K38])" office:value-type="float" office:value="23242" calcext:value-type="float">
            <text:p>232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66" calcext:value-type="float">
            <text:p>236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39:.K39])" office:value-type="float" office:value="23219" calcext:value-type="float">
            <text:p>232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66" calcext:value-type="float">
            <text:p>236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0:.K40])" office:value-type="float" office:value="23219" calcext:value-type="float">
            <text:p>232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8" calcext:value-type="float">
            <text:p>2398</text:p>
          </table:table-cell>
          <table:table-cell office:value-type="float" office:value="2366" calcext:value-type="float">
            <text:p>236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1:.K41])" office:value-type="float" office:value="23219" calcext:value-type="float">
            <text:p>232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2" calcext:value-type="float">
            <text:p>2342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7" calcext:value-type="float">
            <text:p>2397</text:p>
          </table:table-cell>
          <table:table-cell office:value-type="float" office:value="2366" calcext:value-type="float">
            <text:p>236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2:.K42])" office:value-type="float" office:value="23206" calcext:value-type="float">
            <text:p>232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42" calcext:value-type="float">
            <text:p>2342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3:.K43])" office:value-type="float" office:value="23161" calcext:value-type="float">
            <text:p>231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39" calcext:value-type="float">
            <text:p>233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4:.K44])" office:value-type="float" office:value="23158" calcext:value-type="float">
            <text:p>231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39" calcext:value-type="float">
            <text:p>233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5:.K45])" office:value-type="float" office:value="23158" calcext:value-type="float">
            <text:p>231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6:.K46])" office:value-type="float" office:value="23145" calcext:value-type="float">
            <text:p>231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38" calcext:value-type="float">
            <text:p>2338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7:.K47])" office:value-type="float" office:value="23143" calcext:value-type="float">
            <text:p>231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38" calcext:value-type="float">
            <text:p>2338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8:.K48])" office:value-type="float" office:value="23143" calcext:value-type="float">
            <text:p>231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36" calcext:value-type="float">
            <text:p>2336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38" calcext:value-type="float">
            <text:p>2338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49:.K49])" office:value-type="float" office:value="23140" calcext:value-type="float">
            <text:p>231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36" calcext:value-type="float">
            <text:p>2336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38" calcext:value-type="float">
            <text:p>2338</text:p>
          </table:table-cell>
          <table:table-cell office:value-type="float" office:value="2275" calcext:value-type="float">
            <text:p>2275</text:p>
          </table:table-cell>
          <table:table-cell office:value-type="float" office:value="2190" calcext:value-type="float">
            <text:p>2190</text:p>
          </table:table-cell>
          <table:table-cell table:formula="of:=SUM([.B50:.K50])" office:value-type="float" office:value="23140" calcext:value-type="float">
            <text:p>231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1" calcext:value-type="float">
            <text:p>2301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38" calcext:value-type="float">
            <text:p>2338</text:p>
          </table:table-cell>
          <table:table-cell office:value-type="float" office:value="2265" calcext:value-type="float">
            <text:p>2265</text:p>
          </table:table-cell>
          <table:table-cell office:value-type="float" office:value="2190" calcext:value-type="float">
            <text:p>2190</text:p>
          </table:table-cell>
          <table:table-cell table:formula="of:=SUM([.B51:.K51])" office:value-type="float" office:value="23115" calcext:value-type="float">
            <text:p>231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0" calcext:value-type="float">
            <text:p>2300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38" calcext:value-type="float">
            <text:p>2338</text:p>
          </table:table-cell>
          <table:table-cell office:value-type="float" office:value="2265" calcext:value-type="float">
            <text:p>2265</text:p>
          </table:table-cell>
          <table:table-cell office:value-type="float" office:value="2190" calcext:value-type="float">
            <text:p>2190</text:p>
          </table:table-cell>
          <table:table-cell table:formula="of:=SUM([.B52:.K52])" office:value-type="float" office:value="23114" calcext:value-type="float">
            <text:p>231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0" calcext:value-type="float">
            <text:p>2300</text:p>
          </table:table-cell>
          <table:table-cell office:value-type="float" office:value="2392" calcext:value-type="float">
            <text:p>2392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38" calcext:value-type="float">
            <text:p>2338</text:p>
          </table:table-cell>
          <table:table-cell office:value-type="float" office:value="2265" calcext:value-type="float">
            <text:p>2265</text:p>
          </table:table-cell>
          <table:table-cell office:value-type="float" office:value="2190" calcext:value-type="float">
            <text:p>2190</text:p>
          </table:table-cell>
          <table:table-cell table:formula="of:=SUM([.B53:.K53])" office:value-type="float" office:value="23114" calcext:value-type="float">
            <text:p>231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36" calcext:value-type="float">
            <text:p>2336</text:p>
          </table:table-cell>
          <table:table-cell office:value-type="float" office:value="2368" calcext:value-type="float">
            <text:p>2368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3" calcext:value-type="float">
            <text:p>2183</text:p>
          </table:table-cell>
          <table:table-cell office:value-type="float" office:value="2338" calcext:value-type="float">
            <text:p>2338</text:p>
          </table:table-cell>
          <table:table-cell office:value-type="float" office:value="2265" calcext:value-type="float">
            <text:p>2265</text:p>
          </table:table-cell>
          <table:table-cell office:value-type="float" office:value="2190" calcext:value-type="float">
            <text:p>2190</text:p>
          </table:table-cell>
          <table:table-cell table:formula="of:=SUM([.B54:.K54])" office:value-type="float" office:value="23089" calcext:value-type="float">
            <text:p>230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36" calcext:value-type="float">
            <text:p>2336</text:p>
          </table:table-cell>
          <table:table-cell office:value-type="float" office:value="2368" calcext:value-type="float">
            <text:p>2368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65" calcext:value-type="float">
            <text:p>2265</text:p>
          </table:table-cell>
          <table:table-cell office:value-type="float" office:value="2190" calcext:value-type="float">
            <text:p>2190</text:p>
          </table:table-cell>
          <table:table-cell table:formula="of:=SUM([.B55:.K55])" office:value-type="float" office:value="23086" calcext:value-type="float">
            <text:p>230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65" calcext:value-type="float">
            <text:p>2265</text:p>
          </table:table-cell>
          <table:table-cell office:value-type="float" office:value="2190" calcext:value-type="float">
            <text:p>2190</text:p>
          </table:table-cell>
          <table:table-cell table:formula="of:=SUM([.B56:.K56])" office:value-type="float" office:value="23064" calcext:value-type="float">
            <text:p>230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65" calcext:value-type="float">
            <text:p>2265</text:p>
          </table:table-cell>
          <table:table-cell office:value-type="float" office:value="2190" calcext:value-type="float">
            <text:p>2190</text:p>
          </table:table-cell>
          <table:table-cell table:formula="of:=SUM([.B57:.K57])" office:value-type="float" office:value="23064" calcext:value-type="float">
            <text:p>230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9" calcext:value-type="float">
            <text:p>2409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65" calcext:value-type="float">
            <text:p>2265</text:p>
          </table:table-cell>
          <table:table-cell office:value-type="float" office:value="2190" calcext:value-type="float">
            <text:p>2190</text:p>
          </table:table-cell>
          <table:table-cell table:formula="of:=SUM([.B58:.K58])" office:value-type="float" office:value="23064" calcext:value-type="float">
            <text:p>230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59:.K59])" office:value-type="float" office:value="23055" calcext:value-type="float">
            <text:p>230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0:.K60])" office:value-type="float" office:value="23055" calcext:value-type="float">
            <text:p>23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1:.K61])" office:value-type="float" office:value="23055" calcext:value-type="float">
            <text:p>230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2:.K62])" office:value-type="float" office:value="23055" calcext:value-type="float">
            <text:p>230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3:.K63])" office:value-type="float" office:value="23047" calcext:value-type="float">
            <text:p>230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4:.K64])" office:value-type="float" office:value="23047" calcext:value-type="float">
            <text:p>230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office:value-type="float" office:value="2374" calcext:value-type="float">
            <text:p>2374</text:p>
          </table:table-cell>
          <table:table-cell office:value-type="float" office:value="2326" calcext:value-type="float">
            <text:p>2326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5:.K65])" office:value-type="float" office:value="23047" calcext:value-type="float">
            <text:p>230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office:value-type="float" office:value="2374" calcext:value-type="float">
            <text:p>2374</text:p>
          </table:table-cell>
          <table:table-cell office:value-type="float" office:value="2283" calcext:value-type="float">
            <text:p>2283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6:.K66])" office:value-type="float" office:value="23004" calcext:value-type="float">
            <text:p>230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office:value-type="float" office:value="2374" calcext:value-type="float">
            <text:p>2374</text:p>
          </table:table-cell>
          <table:table-cell office:value-type="float" office:value="2283" calcext:value-type="float">
            <text:p>2283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7:.K67])" office:value-type="float" office:value="23004" calcext:value-type="float">
            <text:p>230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83" calcext:value-type="float">
            <text:p>2283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8:.K68])" office:value-type="float" office:value="22998" calcext:value-type="float">
            <text:p>229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83" calcext:value-type="float">
            <text:p>2283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69:.K69])" office:value-type="float" office:value="22998" calcext:value-type="float">
            <text:p>229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83" calcext:value-type="float">
            <text:p>2283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8" calcext:value-type="float">
            <text:p>2338</text:p>
          </table:table-cell>
          <table:table-cell office:value-type="float" office:value="2259" calcext:value-type="float">
            <text:p>2259</text:p>
          </table:table-cell>
          <table:table-cell office:value-type="float" office:value="2190" calcext:value-type="float">
            <text:p>2190</text:p>
          </table:table-cell>
          <table:table-cell table:formula="of:=SUM([.B70:.K70])" office:value-type="float" office:value="22998" calcext:value-type="float">
            <text:p>229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78" calcext:value-type="float">
            <text:p>2278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2" calcext:value-type="float">
            <text:p>2332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1:.K71])"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78" calcext:value-type="float">
            <text:p>2278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2" calcext:value-type="float">
            <text:p>2332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2:.K72])"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78" calcext:value-type="float">
            <text:p>2278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2" calcext:value-type="float">
            <text:p>2332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3:.K73])"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78" calcext:value-type="float">
            <text:p>2278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2" calcext:value-type="float">
            <text:p>2332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4:.K74])"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78" calcext:value-type="float">
            <text:p>2278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2" calcext:value-type="float">
            <text:p>2332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5:.K75])"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78" calcext:value-type="float">
            <text:p>2278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32" calcext:value-type="float">
            <text:p>2332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6:.K76])"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9" calcext:value-type="float">
            <text:p>2249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7:.K77])" office:value-type="float" office:value="22918" calcext:value-type="float">
            <text:p>229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9" calcext:value-type="float">
            <text:p>2249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8:.K78])" office:value-type="float" office:value="22918" calcext:value-type="float">
            <text:p>229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9" calcext:value-type="float">
            <text:p>2249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79:.K79])" office:value-type="float" office:value="22918" calcext:value-type="float">
            <text:p>229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9" calcext:value-type="float">
            <text:p>2249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0:.K80])" office:value-type="float" office:value="22918" calcext:value-type="float">
            <text:p>229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1:.K81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2:.K82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3:.K83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4:.K84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5:.K85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6:.K86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7:.K87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8:.K88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89:.K89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0:.K90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1:.K91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2:.K92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3:.K93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4:.K94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5:.K95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6:.K96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7" calcext:value-type="float">
            <text:p>224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7:.K97])"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4" calcext:value-type="float">
            <text:p>2244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8:.K98])" office:value-type="float" office:value="22913" calcext:value-type="float">
            <text:p>229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4" calcext:value-type="float">
            <text:p>2244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99:.K99])" office:value-type="float" office:value="22913" calcext:value-type="float">
            <text:p>229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4" calcext:value-type="float">
            <text:p>2244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0:.K100])" office:value-type="float" office:value="22913" calcext:value-type="float">
            <text:p>229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4" calcext:value-type="float">
            <text:p>2244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1:.K101])" office:value-type="float" office:value="22913" calcext:value-type="float">
            <text:p>229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4" calcext:value-type="float">
            <text:p>2244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2:.K102])" office:value-type="float" office:value="22913" calcext:value-type="float">
            <text:p>229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44" calcext:value-type="float">
            <text:p>2244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3:.K103])" office:value-type="float" office:value="22913" calcext:value-type="float">
            <text:p>229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4:.K104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5:.K105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6:.K106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7:.K107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8:.K108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09:.K109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0:.K110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1:.K111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2:.K112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3:.K113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4:.K114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5:.K115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6:.K116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7:.K117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8:.K118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19:.K119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0:.K120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1:.K121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2:.K122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3:.K123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4:.K124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5:.K125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6:.K126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406" calcext:value-type="float">
            <text:p>2406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7:.K127])" office:value-type="float" office:value="22906" calcext:value-type="float">
            <text:p>229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8:.K128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29:.K129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0:.K130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1:.K131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2:.K132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3:.K133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4:.K134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5:.K135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6:.K136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7:.K137])" office:value-type="float" office:value="22894" calcext:value-type="float">
            <text:p>228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5" calcext:value-type="float">
            <text:p>2285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8:.K138])" office:value-type="float" office:value="22893" calcext:value-type="float">
            <text:p>228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39:.K139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0:.K140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1:.K141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2:.K142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3:.K143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4:.K144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5:.K145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6:.K146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7:.K147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8:.K148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49:.K149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0:.K150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1:.K151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2:.K152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3:.K153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4:.K154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5:.K155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6:.K156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7:.K157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8:.K158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59:.K159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0:.K160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1:.K161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2:.K162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3:.K163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4:.K164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5:.K165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4" calcext:value-type="float">
            <text:p>2374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6:.K166])" office:value-type="float" office:value="22879" calcext:value-type="float">
            <text:p>228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7:.K167])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8:.K168])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69:.K169])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0:.K170])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1:.K171])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2:.K172])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3:.K173])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4:.K174])"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67" calcext:value-type="float">
            <text:p>2267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5:.K175])" office:value-type="float" office:value="22872" calcext:value-type="float">
            <text:p>228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7" calcext:value-type="float">
            <text:p>2237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6:.K176])" office:value-type="float" office:value="22863" calcext:value-type="float">
            <text:p>228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7:.K177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8:.K178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79:.K179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0:.K180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1:.K181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2:.K182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3:.K183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4:.K184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5:.K185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6:.K186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7:.K187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8:.K188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89:.K189])" office:value-type="float" office:value="22861" calcext:value-type="float">
            <text:p>228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0:.K190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1:.K191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2:.K192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3:.K193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4:.K194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5:.K195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6:.K196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7:.K197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8:.K198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199:.K199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200:.K200])"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office:value-type="float" office:value="2371" calcext:value-type="float">
            <text:p>2371</text:p>
          </table:table-cell>
          <table:table-cell office:value-type="float" office:value="2235" calcext:value-type="float">
            <text:p>2235</text:p>
          </table:table-cell>
          <table:table-cell office:value-type="float" office:value="2394" calcext:value-type="float">
            <text:p>2394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259" calcext:value-type="float">
            <text:p>2259</text:p>
          </table:table-cell>
          <table:table-cell office:value-type="float" office:value="2172" calcext:value-type="float">
            <text:p>2172</text:p>
          </table:table-cell>
          <table:table-cell table:formula="of:=SUM([.B201:.K201])" office:value-type="float" office:value="22858" calcext:value-type="float">
            <text:p>22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1T15:33:15.288000000</dc:date>
    <meta:editing-duration>PT37M12S</meta:editing-duration>
    <meta:editing-cycles>13</meta:editing-cycles>
    <meta:generator>LibreOffice/7.3.7.2$Windows_X86_64 LibreOffice_project/e114eadc50a9ff8d8c8a0567d6da8f454beeb84f</meta:generator>
    <meta:document-statistic meta:table-count="1" meta:cell-count="2412" meta:object-count="0"/>
  </office:meta>
</office:document-meta>
</file>